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0fd" officeooo:paragraph-rsid="000240fd"/>
    </style:style>
    <style:style style:name="P2" style:family="paragraph" style:parent-style-name="Standard">
      <style:text-properties officeooo:rsid="000240fd" officeooo:paragraph-rsid="0004721c"/>
    </style:style>
    <style:style style:name="P3" style:family="paragraph" style:parent-style-name="Standard">
      <style:text-properties officeooo:rsid="0004721c" officeooo:paragraph-rsid="0004721c"/>
    </style:style>
    <style:style style:name="T1" style:family="text">
      <style:text-properties officeooo:rsid="00029f27"/>
    </style:style>
    <style:style style:name="T2" style:family="text">
      <style:text-properties officeooo:rsid="000472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 Not Applicable</text:p>
      <text:p text:style-name="P3"/>
      <text:p text:style-name="P1">5. APPENDICES</text:p>
      <text:p text:style-name="P2"/>
      <text:p text:style-name="P2">5.1 we are assuming that we will be doing this project with a web browser and a <text:span text:style-name="T1">mobile</text:span> application. <text:span text:style-name="T1">We are also assuming that the Girl Scouts will not change their method of ranking up or achieving badges.</text:span></text:p>
      <text:p text:style-name="P2"><text:span text:style-name="T2">5.2</text:span></text:p>
      <text:p text:style-name="P2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22:45:41.983000000</meta:creation-date>
    <dc:date>2015-09-20T23:29:21.628000000</dc:date>
    <meta:editing-duration>PT12M8S</meta:editing-duration>
    <meta:editing-cycles>1</meta:editing-cycles>
    <meta:document-statistic meta:table-count="0" meta:image-count="0" meta:object-count="0" meta:page-count="1" meta:paragraph-count="5" meta:word-count="44" meta:character-count="239" meta:non-whitespace-character-count="198"/>
    <meta:generator>LibreOffice/4.1.3.2$Windows_x86 LibreOffice_project/70feb7d99726f064edab4605a8ab840c50ec57a</meta:generator>
  </office:meta>
</office:document-meta>
</file>